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_B(A)</text:p>
          </table:table-cell>
          <table:table-cell office:value-type="string" calcext:value-type="string">
            <text:p>V_h(mV)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-1.83" calcext:value-type="float">
            <text:p>-1.83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-1.63" calcext:value-type="float">
            <text:p>-1.63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-1.41" calcext:value-type="float">
            <text:p>-1.41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-1.02" calcext:value-type="float">
            <text:p>-1.02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-0.71" calcext:value-type="float">
            <text:p>-0.71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-0.61" calcext:value-type="float">
            <text:p>-0.61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-0.39" calcext:value-type="float">
            <text:p>-0.39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-0.23" calcext:value-type="float">
            <text:p>-0.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-5.7" calcext:value-type="float">
            <text:p>-5.7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-9.9" calcext:value-type="float">
            <text:p>-9.9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-12.2" calcext:value-type="float">
            <text:p>-12.2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-14.3" calcext:value-type="float">
            <text:p>-14.3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-17.2" calcext:value-type="float">
            <text:p>-17.2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-19.9" calcext:value-type="float">
            <text:p>-19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1.9" calcext:value-type="float">
            <text:p>-21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6:54:13.527574724</meta:creation-date>
    <dc:date>2018-11-06T17:00:00.060228020</dc:date>
    <meta:editing-duration>PT5M46S</meta:editing-duration>
    <meta:editing-cycles>1</meta:editing-cycles>
    <meta:document-statistic meta:table-count="1" meta:cell-count="46" meta:object-count="0"/>
    <meta:generator>LibreOffice/5.1.6.2$Linux_X86_64 LibreOffice_project/10m0$Build-2</meta:generator>
  </office:meta>
</office:document-meta>
</file>